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4486in"/>
    </style:style>
    <style:style style:name="Table1.B" style:family="table-column">
      <style:table-column-properties style:column-width="4.6896in"/>
    </style:style>
    <style:style style:name="Table1.C" style:family="table-column">
      <style:table-column-properties style:column-width="0.5458in"/>
    </style:style>
    <style:style style:name="Table1.D" style:family="table-column">
      <style:table-column-properties style:column-width="1.009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0.4639in"/>
    </style:style>
    <style:style style:name="Table2.B" style:family="table-column">
      <style:table-column-properties style:column-width="4.6743in"/>
    </style:style>
    <style:style style:name="Table2.C" style:family="table-column">
      <style:table-column-properties style:column-width="0.5458in"/>
    </style:style>
    <style:style style:name="Table2.D" style:family="table-column">
      <style:table-column-properties style:column-width="1.009in"/>
    </style:style>
    <style:style style:name="Table2.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0.4819in"/>
    </style:style>
    <style:style style:name="Table3.B" style:family="table-column">
      <style:table-column-properties style:column-width="4.6417in"/>
    </style:style>
    <style:style style:name="Table3.C" style:family="table-column">
      <style:table-column-properties style:column-width="0.5597in"/>
    </style:style>
    <style:style style:name="Table3.D" style:family="table-column">
      <style:table-column-properties style:column-width="1.0097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0.4264in"/>
    </style:style>
    <style:style style:name="Table4.B" style:family="table-column">
      <style:table-column-properties style:column-width="4.7764in"/>
    </style:style>
    <style:style style:name="Table4.C" style:family="table-column">
      <style:table-column-properties style:column-width="0.4813in"/>
    </style:style>
    <style:style style:name="Table4.D" style:family="table-column">
      <style:table-column-properties style:column-width="1.009in"/>
    </style:style>
    <style:style style:name="Table4.A1" style:family="table-cell">
      <style:table-cell-properties style:vertical-align="middle" fo:padding="0.0194in" fo:border="none"/>
    </style:style>
    <style:style style:name="Table5" style:family="table">
      <style:table-properties style:width="6.6931in" table:align="left"/>
    </style:style>
    <style:style style:name="Table5.A" style:family="table-column">
      <style:table-column-properties style:column-width="0.5194in"/>
    </style:style>
    <style:style style:name="Table5.B" style:family="table-column">
      <style:table-column-properties style:column-width="4.7486in"/>
    </style:style>
    <style:style style:name="Table5.C" style:family="table-column">
      <style:table-column-properties style:column-width="0.416in"/>
    </style:style>
    <style:style style:name="Table5.D" style:family="table-column">
      <style:table-column-properties style:column-width="1.009in"/>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0.4917in"/>
    </style:style>
    <style:style style:name="Table6.B" style:family="table-column">
      <style:table-column-properties style:column-width="4.6465in"/>
    </style:style>
    <style:style style:name="Table6.C" style:family="table-column">
      <style:table-column-properties style:column-width="0.5458in"/>
    </style:style>
    <style:style style:name="Table6.D" style:family="table-column">
      <style:table-column-properties style:column-width="1.009in"/>
    </style:style>
    <style:style style:name="Table6.A1" style:family="table-cell">
      <style:table-cell-properties style:vertical-align="middle" fo:padding="0.0194in" fo:border="none"/>
    </style:style>
    <style:style style:name="P1" style:family="paragraph" style:parent-style-name="Text_20_body">
      <style:text-properties fo:language="nl" fo:country="NL" officeooo:rsid="00173a11" officeooo:paragraph-rsid="00173a11"/>
    </style:style>
    <style:style style:name="P2" style:family="paragraph" style:parent-style-name="Text_20_body">
      <style:text-properties fo:language="nl" fo:country="NL" officeooo:rsid="001a2558" officeooo:paragraph-rsid="001a2558"/>
    </style:style>
    <style:style style:name="P3" style:family="paragraph" style:parent-style-name="Text_20_body">
      <style:text-properties fo:language="nl" fo:country="NL" fo:font-weight="bold" officeooo:rsid="001a2558" officeooo:paragraph-rsid="001a2558" style:font-weight-asian="bold" style:font-weight-complex="bold"/>
    </style:style>
    <style:style style:name="P4" style:family="paragraph" style:parent-style-name="Text_20_body">
      <style:paragraph-properties fo:break-before="page"/>
      <style:text-properties fo:language="nl" fo:country="NL" fo:font-weight="bold" officeooo:rsid="001a2558" officeooo:paragraph-rsid="001ed7ef" style:font-weight-asian="bold" style:font-weight-complex="bold"/>
    </style:style>
    <style:style style:name="P5" style:family="paragraph" style:parent-style-name="Text_20_body">
      <style:text-properties fo:language="nl" fo:country="NL" fo:font-weight="bold" officeooo:rsid="001a2558" officeooo:paragraph-rsid="001ed7ef" style:font-weight-asian="bold" style:font-weight-complex="bold"/>
    </style:style>
    <style:style style:name="P6" style:family="paragraph" style:parent-style-name="Text_20_body">
      <style:text-properties fo:language="nl" fo:country="NL" fo:font-weight="bold" officeooo:rsid="001ed7ef" officeooo:paragraph-rsid="001ed7ef" style:font-weight-asian="bold" style:font-weight-complex="bold"/>
    </style:style>
    <style:style style:name="P7" style:family="paragraph" style:parent-style-name="Text_20_body">
      <style:text-properties officeooo:rsid="00358388" officeooo:paragraph-rsid="00358388"/>
    </style:style>
    <style:style style:name="P8" style:family="paragraph" style:parent-style-name="Table_20_Contents">
      <style:text-properties fo:color="#000000" loext:opacity="100%" fo:font-size="12pt" officeooo:rsid="002933b6" officeooo:paragraph-rsid="002933b6" style:font-size-asian="12pt" style:font-size-complex="12pt"/>
    </style:style>
    <style:style style:name="P9" style:family="paragraph" style:parent-style-name="Table_20_Contents">
      <style:text-properties fo:font-size="12pt" style:font-size-asian="12pt" style:font-size-complex="12pt"/>
    </style:style>
    <style:style style:name="P10" style:family="paragraph" style:parent-style-name="Table_20_Contents">
      <style:text-properties fo:font-size="12pt" officeooo:rsid="002933b6" officeooo:paragraph-rsid="002933b6" style:font-size-asian="12pt" style:font-size-complex="12pt"/>
    </style:style>
    <style:style style:name="P11" style:family="paragraph" style:parent-style-name="Table_20_Contents">
      <style:text-properties fo:font-size="12pt" officeooo:rsid="0029ce87" officeooo:paragraph-rsid="0029ce87" style:font-size-asian="12pt" style:font-size-complex="12pt"/>
    </style:style>
    <style:style style:name="P12" style:family="paragraph" style:parent-style-name="Table_20_Contents">
      <style:text-properties fo:font-size="12pt" officeooo:rsid="0029e3b1" officeooo:paragraph-rsid="0029e3b1" style:font-size-asian="12pt" style:font-size-complex="12pt"/>
    </style:style>
    <style:style style:name="P13" style:family="paragraph" style:parent-style-name="Table_20_Contents">
      <style:text-properties fo:font-size="12pt" officeooo:rsid="002cbb6f" officeooo:paragraph-rsid="002cbb6f" style:font-size-asian="12pt" style:font-size-complex="12pt"/>
    </style:style>
    <style:style style:name="P14" style:family="paragraph" style:parent-style-name="Table_20_Contents">
      <style:text-properties fo:font-size="12pt" officeooo:rsid="002d3ac6" officeooo:paragraph-rsid="002d3ac6" style:font-size-asian="12pt" style:font-size-complex="12pt"/>
    </style:style>
    <style:style style:name="P15" style:family="paragraph" style:parent-style-name="Table_20_Contents">
      <style:text-properties fo:font-size="12pt" officeooo:rsid="00347626" officeooo:paragraph-rsid="00347626" style:font-size-asian="12pt" style:font-size-complex="12pt"/>
    </style:style>
    <style:style style:name="P16" style:family="paragraph" style:parent-style-name="Table_20_Heading">
      <style:text-properties fo:font-size="12pt" style:font-size-asian="12pt" style:font-size-complex="12pt"/>
    </style:style>
    <style:style style:name="P17" style:family="paragraph" style:parent-style-name="Text_20_body">
      <style:text-properties officeooo:rsid="001a2558" officeooo:paragraph-rsid="001a2558"/>
    </style:style>
    <style:style style:name="P18" style:family="paragraph" style:parent-style-name="Text_20_body">
      <style:text-properties officeooo:rsid="001a2558" officeooo:paragraph-rsid="001ed7ef"/>
    </style:style>
    <style:style style:name="P19" style:family="paragraph" style:parent-style-name="Text_20_body">
      <style:text-properties officeooo:rsid="001c59ce" officeooo:paragraph-rsid="001c59ce"/>
    </style:style>
    <style:style style:name="P20" style:family="paragraph" style:parent-style-name="Text_20_body">
      <style:text-properties fo:font-weight="bold" officeooo:rsid="001a2558" officeooo:paragraph-rsid="001a2558" style:font-weight-asian="bold" style:font-weight-complex="bold"/>
    </style:style>
    <style:style style:name="P21" style:family="paragraph" style:parent-style-name="Text_20_body">
      <style:text-properties fo:font-weight="bold" officeooo:rsid="001a2558" officeooo:paragraph-rsid="001ed7ef" style:font-weight-asian="bold" style:font-weight-complex="bold"/>
    </style:style>
    <style:style style:name="P22" style:family="paragraph" style:parent-style-name="Text_20_body">
      <style:text-properties fo:font-weight="bold" officeooo:rsid="00201c9a" officeooo:paragraph-rsid="00201c9a" style:font-weight-asian="bold" style:font-weight-complex="bold"/>
    </style:style>
    <style:style style:name="P23" style:family="paragraph" style:parent-style-name="Text_20_body">
      <style:text-properties officeooo:rsid="001ed7ef" officeooo:paragraph-rsid="001ed7ef"/>
    </style:style>
    <style:style style:name="P24" style:family="paragraph" style:parent-style-name="Text_20_body">
      <style:text-properties fo:font-weight="normal" officeooo:rsid="001a2558" officeooo:paragraph-rsid="001ed7ef" style:font-weight-asian="normal" style:font-weight-complex="normal"/>
    </style:style>
    <style:style style:name="P25" style:family="paragraph" style:parent-style-name="Text_20_body">
      <style:text-properties fo:font-weight="normal" officeooo:rsid="00201c9a" officeooo:paragraph-rsid="00201c9a" style:font-weight-asian="normal" style:font-weight-complex="normal"/>
    </style:style>
    <style:style style:name="P26" style:family="paragraph" style:parent-style-name="Text_20_body">
      <style:text-properties fo:font-weight="normal" officeooo:rsid="00204d95" officeooo:paragraph-rsid="00204d95" style:font-weight-asian="normal" style:font-weight-complex="normal"/>
    </style:style>
    <style:style style:name="P27" style:family="paragraph" style:parent-style-name="Text_20_body">
      <style:text-properties fo:font-weight="normal" officeooo:rsid="00220245" officeooo:paragraph-rsid="00220245" style:font-weight-asian="normal" style:font-weight-complex="normal"/>
    </style:style>
    <style:style style:name="P28" style:family="paragraph" style:parent-style-name="Text_20_body">
      <style:text-properties fo:font-weight="normal" officeooo:rsid="002eb6b2" officeooo:paragraph-rsid="002eb6b2" style:font-weight-asian="normal" style:font-weight-complex="normal"/>
    </style:style>
    <style:style style:name="P29" style:family="paragraph" style:parent-style-name="Text_20_body">
      <style:text-properties fo:font-weight="normal" officeooo:rsid="002fe88c" officeooo:paragraph-rsid="002fe88c" style:font-weight-asian="normal" style:font-weight-complex="normal"/>
    </style:style>
    <style:style style:name="P30" style:family="paragraph" style:parent-style-name="Text_20_body">
      <style:text-properties fo:font-weight="normal" officeooo:rsid="00313485" officeooo:paragraph-rsid="00313485" style:font-weight-asian="normal" style:font-weight-complex="normal"/>
    </style:style>
    <style:style style:name="P31" style:family="paragraph" style:parent-style-name="Text_20_body">
      <style:text-properties fo:font-weight="normal" officeooo:rsid="0031b488" officeooo:paragraph-rsid="0031b488" style:font-weight-asian="normal" style:font-weight-complex="normal"/>
    </style:style>
    <style:style style:name="P32" style:family="paragraph" style:parent-style-name="Text_20_body">
      <style:text-properties officeooo:paragraph-rsid="00236758"/>
    </style:style>
    <style:style style:name="P33" style:family="paragraph" style:parent-style-name="Table_20_Contents">
      <style:text-properties fo:font-size="12pt" officeooo:rsid="00382598" officeooo:paragraph-rsid="00382598" style:font-size-asian="12pt" style:font-size-complex="12pt"/>
    </style:style>
    <style:style style:name="P34" style:family="paragraph" style:parent-style-name="Table_20_Contents">
      <style:text-properties fo:font-size="12pt" officeooo:rsid="0039d132" officeooo:paragraph-rsid="0039d132" style:font-size-asian="12pt" style:font-size-complex="12pt"/>
    </style:style>
    <style:style style:name="P35" style:family="paragraph" style:parent-style-name="Table_20_Contents">
      <style:text-properties fo:font-size="12pt" officeooo:rsid="003de694" officeooo:paragraph-rsid="003de694" style:font-size-asian="12pt" style:font-size-complex="12pt"/>
    </style:style>
    <style:style style:name="P36" style:family="paragraph" style:parent-style-name="Heading_20_1">
      <style:text-properties fo:language="nl" fo:country="NL" officeooo:rsid="00173a11" officeooo:paragraph-rsid="00173a11"/>
    </style:style>
    <style:style style:name="P37" style:family="paragraph" style:parent-style-name="Heading_20_2">
      <style:text-properties officeooo:rsid="003f93de" officeooo:paragraph-rsid="003f93de"/>
    </style:style>
    <style:style style:name="P38" style:family="paragraph" style:parent-style-name="Heading_20_3">
      <style:text-properties officeooo:rsid="00358388" officeooo:paragraph-rsid="00358388"/>
    </style:style>
    <style:style style:name="P39" style:family="paragraph" style:parent-style-name="Heading_20_3">
      <style:text-properties officeooo:rsid="003cc14b" officeooo:paragraph-rsid="003cc14b"/>
    </style:style>
    <style:style style:name="P40" style:family="paragraph" style:parent-style-name="Text_20_body">
      <style:text-properties officeooo:rsid="003b24ba" officeooo:paragraph-rsid="003b24ba"/>
    </style:style>
    <style:style style:name="P41" style:family="paragraph" style:parent-style-name="Text_20_body">
      <style:text-properties officeooo:rsid="003cc14b" officeooo:paragraph-rsid="003cc14b"/>
    </style:style>
    <style:style style:name="P42" style:family="paragraph" style:parent-style-name="Text_20_body">
      <style:text-properties fo:font-weight="normal" officeooo:rsid="0031b488" officeooo:paragraph-rsid="0031b488" style:font-weight-asian="normal" style:font-weight-complex="normal"/>
    </style:style>
    <style:style style:name="P43" style:family="paragraph" style:parent-style-name="Text_20_body">
      <style:text-properties fo:font-weight="normal" officeooo:rsid="00409341" officeooo:paragraph-rsid="00409341" style:font-weight-asian="normal" style:font-weight-complex="normal"/>
    </style:style>
    <style:style style:name="P44" style:family="paragraph" style:parent-style-name="Text_20_body">
      <style:text-properties fo:font-weight="normal" officeooo:rsid="0040e01c" officeooo:paragraph-rsid="0040e01c" style:font-weight-asian="normal" style:font-weight-complex="normal"/>
    </style:style>
    <style:style style:name="P45" style:family="paragraph" style:parent-style-name="Text_20_body">
      <style:text-properties fo:font-weight="normal" officeooo:rsid="002eb6b2" officeooo:paragraph-rsid="00457dfe" style:font-weight-asian="normal" style:font-weight-complex="normal"/>
    </style:style>
    <style:style style:name="P46" style:family="paragraph" style:parent-style-name="Text_20_body">
      <style:text-properties fo:font-weight="bold" officeooo:rsid="001a2558" officeooo:paragraph-rsid="001a2558" style:font-weight-asian="bold" style:font-weight-complex="bold"/>
    </style:style>
    <style:style style:name="P47" style:family="paragraph" style:parent-style-name="Text_20_body">
      <style:text-properties fo:font-weight="bold" officeooo:rsid="001a2558" officeooo:paragraph-rsid="001ed7ef" style:font-weight-asian="bold" style:font-weight-complex="bold"/>
    </style:style>
    <style:style style:name="P48" style:family="paragraph" style:parent-style-name="Text_20_body">
      <style:text-properties fo:font-weight="bold" officeooo:rsid="00409341" officeooo:paragraph-rsid="00409341" style:font-weight-asian="bold" style:font-weight-complex="bold"/>
    </style:style>
    <style:style style:name="P49" style:family="paragraph" style:parent-style-name="Text_20_body">
      <style:text-properties officeooo:paragraph-rsid="00423022"/>
    </style:style>
    <style:style style:name="P50" style:family="paragraph" style:parent-style-name="Text_20_body">
      <style:text-properties fo:language="nl" fo:country="NL" officeooo:rsid="00173a11" officeooo:paragraph-rsid="00173a11"/>
    </style:style>
    <style:style style:name="P51" style:family="paragraph" style:parent-style-name="Text_20_body">
      <style:text-properties officeooo:rsid="001c1666" officeooo:paragraph-rsid="00201c9a"/>
    </style:style>
    <style:style style:name="P52" style:family="paragraph" style:parent-style-name="Text_20_body">
      <style:text-properties officeooo:rsid="001c1666" officeooo:paragraph-rsid="0044d475"/>
    </style:style>
    <style:style style:name="P53" style:family="paragraph" style:parent-style-name="Title">
      <style:text-properties fo:language="nl" fo:country="NL" officeooo:rsid="00173a11" officeooo:paragraph-rsid="00173a11"/>
    </style:style>
    <style:style style:name="T1" style:family="text">
      <style:text-properties fo:language="nl" fo:country="NL"/>
    </style:style>
    <style:style style:name="T2" style:family="text">
      <style:text-properties fo:language="nl" fo:country="NL" officeooo:rsid="00173a11"/>
    </style:style>
    <style:style style:name="T3" style:family="text">
      <style:text-properties fo:language="nl" fo:country="NL" fo:font-weight="bold" style:font-weight-asian="bold" style:font-weight-complex="bold"/>
    </style:style>
    <style:style style:name="T4" style:family="text">
      <style:text-properties fo:language="nl" fo:country="NL" fo:font-weight="bold" officeooo:rsid="001ed7ef" style:font-weight-asian="bold" style:font-weight-complex="bold"/>
    </style:style>
    <style:style style:name="T5" style:family="text">
      <style:text-properties fo:font-weight="bold" style:font-weight-asian="bold" style:font-weight-complex="bold"/>
    </style:style>
    <style:style style:name="T6" style:family="text">
      <style:text-properties officeooo:rsid="00201c9a"/>
    </style:style>
    <style:style style:name="T7" style:family="text">
      <style:text-properties officeooo:rsid="00204d95"/>
    </style:style>
    <style:style style:name="T8" style:family="text">
      <style:text-properties officeooo:rsid="002fe88c"/>
    </style:style>
    <style:style style:name="T9" style:family="text">
      <style:text-properties officeooo:rsid="00313485"/>
    </style:style>
    <style:style style:name="T10" style:family="text">
      <style:text-properties officeooo:rsid="0031b488"/>
    </style:style>
    <style:style style:name="T11" style:family="text">
      <style:text-properties officeooo:rsid="003262c2"/>
    </style:style>
    <style:style style:name="T12" style:family="text">
      <style:text-properties officeooo:rsid="00335b38"/>
    </style:style>
    <style:style style:name="T13" style:family="text">
      <style:text-properties officeooo:rsid="003cc14b"/>
    </style:style>
    <style:style style:name="T14" style:family="text">
      <style:text-properties officeooo:rsid="003f93de"/>
    </style:style>
    <style:style style:name="T15" style:family="text">
      <style:text-properties officeooo:rsid="00400412"/>
    </style:style>
    <style:style style:name="T16" style:family="text">
      <style:text-properties officeooo:rsid="00457d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Gebruikershandleiding</text:p>
      <text:p text:style-name="P1"/>
      <text:p text:style-name="P1"/>
      <text:h text:style-name="P36" text:outline-level="1">Installatie</text:h>
      <text:p text:style-name="P2">Voordat je begint met het installeren van dit programma, is het handig om eerst een ros2_ws folder aan te maken. Kies een directory waar je het programma wilt testen en voer het volgende commando uit:</text:p>
      <text:p text:style-name="P17"/>
      <text:p text:style-name="P3">mkdir ros2_ws</text:p>
      <text:p text:style-name="P3">cd ros2_ws</text:p>
      <text:p text:style-name="P17"/>
      <text:p text:style-name="P2">In deze nieuwe folder kun je nu het programma in zetten. De folderstructuur ziet er nu als volgt uit:</text:p>
      <text:p text:style-name="P17"/>
      <text:p text:style-name="P3">ros2_ws/</text:p>
      <text:p text:style-name="P3"><text:tab/>wor__worlds_simulatie/</text:p>
      <text:p text:style-name="P20"><text:tab/><text:tab/>docs/</text:p>
      <text:p text:style-name="P20"><text:tab/><text:tab/>msg_srv/</text:p>
      <text:p text:style-name="P20"><text:tab/><text:tab/>simple_sim_movement/</text:p>
      <text:p text:style-name="P20"><text:tab/><text:tab/><text:span text:style-name="T14">demo.sh</text:span></text:p>
      <text:p text:style-name="P20"/>
      <text:p text:style-name="P51">Nu dat het programma correct in de ros2 workspace folder staat, kun je beginnnen met het compileren van het programma. Open een terminal in de ros2_ws directory en voer het volgende commando’<text:span text:style-name="T6">s</text:span> uit:</text:p>
      <text:p text:style-name="P52"><text:span text:style-name="T5">. /opt/ros/humble/setup.bash <text:line-break/>rosdep install -i --from-path ./wor__worlds_simulatie/ --rosdistro humble -y</text:span><text:line-break/><text:span text:style-name="T5">colcon build</text:span></text:p>
      <text:p text:style-name="P19">Nadat dit klaar is en geen errors geeft kun je verder met het opstarten van de simulatie</text:p>
      <text:h text:style-name="P36" text:outline-level="1">Opstarten en bewegen van de arm</text:h>
      <text:p text:style-name="P23"><text:span text:style-name="T2">O</text:span><text:span text:style-name="T1">pen een terminal in de ros2_ws directory en voer het commando ‘ls’ uit. Als het bouwen volgens de handleiding is uitgevoerd ziet de folderstructuur er zo uit:</text:span></text:p>
      <text:p text:style-name="P4">ros2_ws/</text:p>
      <text:p text:style-name="P18"><text:span text:style-name="T3"><text:tab/></text:span><text:span text:style-name="T4">build/</text:span></text:p>
      <text:p text:style-name="P6"><text:tab/>install/</text:p>
      <text:p text:style-name="P6"><text:tab/>log/</text:p>
      <text:p text:style-name="P5"><text:tab/>wor__worlds_simulatie/</text:p>
      <text:p text:style-name="P21"><text:tab/><text:tab/>docs/</text:p>
      <text:p text:style-name="P21"><text:tab/><text:tab/>msg_srv/</text:p>
      <text:p text:style-name="P21"><text:tab/><text:tab/>simple_sim_movement/</text:p>
      <text:p text:style-name="P21"><text:tab/><text:tab/><text:span text:style-name="T15">demo.sh</text:span></text:p>
      <text:p text:style-name="P24"/>
      <text:p text:style-name="P25">Om het programma op te kunnen starten, <text:span text:style-name="T7">moet je eerst je lokale ros2 workspace sourcen. Dit doe je door het volgende commando uit te voeren in de ros2_ws directory:</text:span></text:p>
      <text:p text:style-name="P25"/>
      <text:p text:style-name="P22">. <text:span text:style-name="T7">install/setup.bash</text:span></text:p>
      <text:p text:style-name="P22"/>
      <text:p text:style-name="P26">Nu dat het is gesourcet, kun je het programma uitvoeren door het volgende commando uit te voeren:<text:line-break/><text:line-break/><text:span text:style-name="T5">ros2 launch simple_sim_movement display.launch.py</text:span></text:p>
      <text:p text:style-name="P26"/>
      <text:p text:style-name="P27">Er openen nu 2 terminals. Een terminal is voor het uitvoeren van de simulatie, zoals de robotarm, het bekertje en rviz zelf. De tweede terminal is voor het besturen van de robotarm volgens de AL5D commando-structuur. Hierin kun je dus de commando’s sturen zodat de robotarm beweegt.</text:p>
      <text:p text:style-name="P27">Een commando moet voldoen aan de volgende eisen</text:p>
      <text:p text:style-name="P27"/>
      <text:p text:style-name="P27">- Een singleServoCommand (oftewel een commando die maar één servo aanstuurt) bevat minimaal een aan te sturen servo, een pwm-signaal en een bewegingsduratie of bewegingssnelheid.</text:p>
      <text:p text:style-name="P27">Het kan er als volgt uitzien:</text:p>
      <text:p text:style-name="P27">#0 P2500 T3000<text:line-break/>Dit zet servo 0 op pwm 2500. De beweging duurt 3 seconden</text:p>
      <text:p text:style-name="P27">#0 P2500 S500</text:p>
      <text:p text:style-name="P27">Dit zet servo 0 op pwm 2500. De servo beweegt met een snelheid van 500 pwm per seconde</text:p>
      <text:p text:style-name="P27">#0 P2500 S500 T10000</text:p>
      <text:p text:style-name="P27">Dit zet de servo 0 op pwm 2500. als de duratie langer is dan het bewegen van de servo van huidige positie naar positie 2500 met een snelheid van 500, wordt de meegegeven snelheid genegeerd. Dit <text:soft-page-break/>betekend dus dat de beweging 10 seconden zou duren. In dit geval, omdat de verste stand die de servo kan staan pwm500 is, zal de snelheid dus altijd genegeerd worden, omdat een maximale bewegings-duratie met een snelheid van 500, 2 seconden is. </text:p>
      <text:p text:style-name="P27">2500 – 500 = 2000</text:p>
      <text:p text:style-name="P27">2000 / 500 = 2 seconden</text:p>
      <text:p text:style-name="P27">10 seconden &gt; 2 seconden</text:p>
      <text:p text:style-name="P28">Net als bij de AL5D robotarm, kan er bij deze robotarm ook meerdere servos tegelijk aangestuurd worden. Hiervoor is het belangrijk om het volgende te onthouden</text:p>
      <text:p text:style-name="P28">- <text:span text:style-name="T8">Één channel wordt maar één keer aangeroepen per commando. Hiermee bedoel ik dat een commando niet meerdere keren dezelfde channel gebruikt. Dit mag dus NIET:<text:line-break/>#0 P1500 #0 P2000 T3000</text:span></text:p>
      <text:p text:style-name="P29">Dit mag dus wel:<text:line-break/>#0 P1500 #1 P2000 T3000</text:p>
      <text:p text:style-name="P28">- Een aangegeven pulse (bijvoorbeeld P1500) wordt maar één keer meegegeven voor elke channel. Dit <text:span text:style-name="T10">mag dus NIET</text:span>: #0 P1500 <text:span text:style-name="T10">P2000 S500<text:line-break/>Dit mag dus wel: <text:s text:c="3"/>#0 P1500 S500</text:span></text:p>
      <text:p text:style-name="P45">- Het meegeven van een snelheid (bijvoorbeeld S500) is verplicht voor elke aangegeven channel, zolang er geen duratie is meegegeven, aangezien er anders geen beweging geplant kan worden. <text:line-break/><text:span text:style-name="T11">Dit mag dus NIET</text:span>: <text:s/>#0 P1500 S500 <text:span text:style-name="T11">S1000<text:line-break/></text:span><text:span text:style-name="T16">Dit mag dus NIET: <text:s/>#0 P1500 </text:span><text:span text:style-name="T11"><text:line-break/>Dit mag dus wel: <text:s text:c="4"/>#0 P1500 S500</text:span></text:p>
      <text:p text:style-name="P28">- Het meegeven van een duratie gebeurt maar één keer in een hele commando. Dit ziet er uit als volgt: #0 P1500 #1 P1600 T3000. Dit beweegt servo 0 naar pwm 1500 en servo 1 naar pwm 1600. De hele beweging duurt 3 seconden.<text:line-break/><text:span text:style-name="T12">Dit mag dus NIET: #0 P1500 T3000 #1 P1500 T4000<text:line-break/>Dit mag dus wel: <text:s text:c="3"/>#0 P1500 #1 P1500 T4000</text:span></text:p>
      <text:p text:style-name="P28">- Het meegeven van een duratie is verplicht als een aangegeven channel met een pulse geen snelheid heeft meegekregen, aangezien er anders geen motion geplant kan worden. <text:line-break/>Dit <text:span text:style-name="T9">mag dus NIET: #0 P1500<text:line-break/>Dit mag dus wel: <text:s text:c="3"/>#0 P1500 T3000</text:span></text:p>
      <text:p text:style-name="P30"/>
      <text:p text:style-name="P31">Een commando waar meerdere servo’s tegelijk aangestuurd worden ziet er bijvoorbeeld als volgt uit: #0 P1500 #1 P1500 #2 P1500 #3 P1500 #4 P500 #5 P1500 T3000</text:p>
      <text:p text:style-name="P31">Dit beweegt de robotarm naar een soort ready positie, waar hij rechtop staat en de voorarm met een hoek van 90 graden horizontaal gebogen staat. De gripper is open. De beweging duurt in totaal 3 seconden</text:p>
      <text:p text:style-name="P31">Een ander commando waar meerdere servo’s tegelijk aangestuurd worden ziet er als volgt uit:<text:line-break/>#0 P1500 #1 P1500 #2 P500 #3 P1500 #4 P500 #5 P1500 T3000</text:p>
      <text:p text:style-name="P31">Dit beweegt de robotarm naar een straight-up positie.</text:p>
      <text:h text:style-name="P37" text:outline-level="2"><text:soft-page-break/>Bewegen m.b.v demo script</text:h>
      <text:p text:style-name="P43">Aangezien het onhandig is om constant commando’s in het inputveld te typen om te kijken of de robotarm goed beweegt en of het bekertje goed opgepakt kan worden, is er een demoscript aanwezig waarin duidelijk te zien is dat het bekertje opgepakt kan worden en de robotarm realistisch beweegt</text:p>
      <text:p text:style-name="P43">Om de demoscript te runnen is het belangrijk om eerst de simulatie te runnen. Dit doe je als volgt.<text:line-break/>In de ros2_ws directory voer je de volgende commando’s uit:</text:p>
      <text:p text:style-name="P48">. install/setup.bash</text:p>
      <text:p text:style-name="P48">ros2 launch simple_sim_movement display.launch.py</text:p>
      <text:p text:style-name="P43">Nu dat de simulatie op is gestart voer je in een andere terminal, ook in de ros2_ws directory, het volgende commando uit:</text:p>
      <text:p text:style-name="P48">. install/setup.bash</text:p>
      <text:p text:style-name="P48">./wor__worlds_simulatie/demo.sh </text:p>
      <text:p text:style-name="P44">Nu begint de robotarm met het uitvoeren van een aantal bewegingen, waarbij het bekertje wordt opgepakt, rondbewogen, laten vallen en weer bij de originele plek wordt teruggezet</text:p>
      <text:p text:style-name="P31"/>
      <text:p text:style-name="P28"/>
      <text:h text:style-name="P36" text:outline-level="1">Gerealiseerde eisen</text:h>
      <text:h text:style-name="Heading_20_2" text:outline-level="2">A.1. PACKAGE</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6">ID</text:p>
            </table:table-cell>
            <table:table-cell table:style-name="Table1.A1" office:value-type="string">
              <text:p text:style-name="P16">Omschrijving</text:p>
            </table:table-cell>
            <table:table-cell table:style-name="Table1.A1" office:value-type="string">
              <text:p text:style-name="P16">Prio</text:p>
            </table:table-cell>
            <table:table-cell table:style-name="Table1.A1" office:value-type="string">
              <text:p text:style-name="P16">Gerealiseerd</text:p>
            </table:table-cell>
          </table:table-row>
        </table:table-header-rows>
        <table:table-row>
          <table:table-cell table:style-name="Table1.A1" office:value-type="string">
            <text:p text:style-name="P9">PA01</text:p>
          </table:table-cell>
          <table:table-cell table:style-name="Table1.A1" office:value-type="string">
            <text:p text:style-name="P9">Alle code is gepackaged volgens de ROS-directorystructuur.</text:p>
          </table:table-cell>
          <table:table-cell table:style-name="Table1.A1" office:value-type="string">
            <text:p text:style-name="P9">Should</text:p>
          </table:table-cell>
          <table:table-cell table:style-name="Table1.A1" office:value-type="string">
            <text:p text:style-name="P14">Nee</text:p>
          </table:table-cell>
        </table:table-row>
        <table:table-row>
          <table:table-cell table:style-name="Table1.A1" office:value-type="string">
            <text:p text:style-name="P9">PA02</text:p>
          </table:table-cell>
          <table:table-cell table:style-name="Table1.A1" office:value-type="string">
            <text:p text:style-name="P9">Package is te bouwen met colcon op ROS2 Humble Hawksbill</text:p>
          </table:table-cell>
          <table:table-cell table:style-name="Table1.A1" office:value-type="string">
            <text:p text:style-name="P9">Must</text:p>
          </table:table-cell>
          <table:table-cell table:style-name="Table1.A1" office:value-type="string">
            <text:p text:style-name="P8">Ja</text:p>
          </table:table-cell>
        </table:table-row>
        <table:table-row>
          <table:table-cell table:style-name="Table1.A1" office:value-type="string">
            <text:p text:style-name="P9">PA03</text:p>
          </table:table-cell>
          <table:table-cell table:style-name="Table1.A1" office:value-type="string">
            <text:p text:style-name="P9">De applicatie wordt gebouwd met C++ volgens de Object Oriented principes die je geleerd hebt bij eerdere courses.</text:p>
          </table:table-cell>
          <table:table-cell table:style-name="Table1.A1" office:value-type="string">
            <text:p text:style-name="P9">Must</text:p>
          </table:table-cell>
          <table:table-cell table:style-name="Table1.A1" office:value-type="string">
            <text:p text:style-name="P10">Ja</text:p>
          </table:table-cell>
        </table:table-row>
        <table:table-row>
          <table:table-cell table:style-name="Table1.A1" office:value-type="string">
            <text:p text:style-name="P9">PA04</text:p>
          </table:table-cell>
          <table:table-cell table:style-name="Table1.A1" office:value-type="string">
            <text:p text:style-name="P9">Alle code voldoet aan de ROS C++ Style Guide.</text:p>
          </table:table-cell>
          <table:table-cell table:style-name="Table1.A1" office:value-type="string">
            <text:p text:style-name="P9">Should</text:p>
          </table:table-cell>
          <table:table-cell table:style-name="Table1.A1" office:value-type="string">
            <text:p text:style-name="P14">Nee</text:p>
          </table:table-cell>
        </table:table-row>
      </table:table>
      <text:h text:style-name="P38" text:outline-level="3">Toelichting</text:h>
      <text:p text:style-name="P7">Het programma is te bouwen met behulp van colcon build op ROS2 Humble Hawksbill. Tevens worden ook de Object Oriented principles uit eerdere courses toegepast in dit programma.</text:p>
      <text:h text:style-name="Heading_20_2" text:outline-level="2">A.2. VIRTUELE SERVO CONTROLLER</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6">ID</text:p>
            </table:table-cell>
            <table:table-cell table:style-name="Table2.A1" office:value-type="string">
              <text:p text:style-name="P16">Omschrijving</text:p>
            </table:table-cell>
            <table:table-cell table:style-name="Table2.A1" office:value-type="string">
              <text:p text:style-name="P16">Prio</text:p>
            </table:table-cell>
            <table:table-cell table:style-name="Table2.A1" office:value-type="string">
              <text:p text:style-name="P16">Gerealiseerd</text:p>
            </table:table-cell>
          </table:table-row>
        </table:table-header-rows>
        <table:table-row>
          <table:table-cell table:style-name="Table2.A1" office:value-type="string">
            <text:p text:style-name="P9">VS01</text:p>
          </table:table-cell>
          <table:table-cell table:style-name="Table2.A1" office:value-type="string">
            <text:p text:style-name="P9">De virtuele controller luistert naar een topic waarop string messages in het formaat van de SSC-32U 1 worden geplaatst. Van de interface moeten ten minste commando’s zijn opgenomen voor het verplaatsen van de servo’s met een ingestelde duur en het stoppen van de servo’s.</text:p>
          </table:table-cell>
          <table:table-cell table:style-name="Table2.A1" office:value-type="string">
            <text:p text:style-name="P9">Must</text:p>
          </table:table-cell>
          <table:table-cell table:style-name="Table2.A1" office:value-type="string">
            <text:p text:style-name="P10">Ja</text:p>
          </table:table-cell>
        </table:table-row>
        <table:table-row>
          <table:table-cell table:style-name="Table2.A1" office:value-type="string">
            <text:p text:style-name="P9">VS02</text:p>
          </table:table-cell>
          <table:table-cell table:style-name="Table2.A1" office:value-type="string">
            <text:p text:style-name="P9">De virtuele controller reageert op het topic (zie eis VS01) door bijbehorende joint_state messages te publiceren.</text:p>
          </table:table-cell>
          <table:table-cell table:style-name="Table2.A1" office:value-type="string">
            <text:p text:style-name="P9">Must</text:p>
          </table:table-cell>
          <table:table-cell table:style-name="Table2.A1" office:value-type="string">
            <text:p text:style-name="P10">Ja</text:p>
          </table:table-cell>
        </table:table-row>
        <text:soft-page-break/>
        <table:table-row>
          <table:table-cell table:style-name="Table2.A1" office:value-type="string">
            <text:p text:style-name="P9">VS03</text:p>
          </table:table-cell>
          <table:table-cell table:style-name="Table2.A1" office:value-type="string">
            <text:p text:style-name="P9">De virtuele robotarm wordt gevisualiseerd in Rviz (een URDF-model van de arm is beschikbaar op OnderwijsOnline).</text:p>
          </table:table-cell>
          <table:table-cell table:style-name="Table2.A1" office:value-type="string">
            <text:p text:style-name="P9">Must*</text:p>
          </table:table-cell>
          <table:table-cell table:style-name="Table2.A1" office:value-type="string">
            <text:p text:style-name="P10">Ja</text:p>
          </table:table-cell>
        </table:table-row>
        <table:table-row>
          <table:table-cell table:style-name="Table2.A1" office:value-type="string">
            <text:p text:style-name="P9">VS04</text:p>
          </table:table-cell>
          <table:table-cell table:style-name="Table2.A1" office:value-type="string">
            <text:p text:style-name="P9">De virtuele robotarm gedraagt zich realistisch m.b.t. tijdgedrag (servo’s roteren kost tijd en gaat geleidelijk).</text:p>
          </table:table-cell>
          <table:table-cell table:style-name="Table2.A1" office:value-type="string">
            <text:p text:style-name="P9">Must</text:p>
          </table:table-cell>
          <table:table-cell table:style-name="Table2.A1" office:value-type="string">
            <text:p text:style-name="P10">Ja</text:p>
          </table:table-cell>
        </table:table-row>
        <table:table-row>
          <table:table-cell table:style-name="Table2.A1" office:value-type="string">
            <text:p text:style-name="P9">VS05</text:p>
          </table:table-cell>
          <table:table-cell table:style-name="Table2.A1" office:value-type="string">
            <text:p text:style-name="P9">De virtuele robotarm kan op een willekeurige plaats in de virtuele wereld geplaatst worden.</text:p>
          </table:table-cell>
          <table:table-cell table:style-name="Table2.A1" office:value-type="string">
            <text:p text:style-name="P9">Should</text:p>
          </table:table-cell>
          <table:table-cell table:style-name="Table2.A1" office:value-type="string">
            <text:p text:style-name="P10">Nee</text:p>
          </table:table-cell>
        </table:table-row>
      </table:table>
      <text:h text:style-name="P38" text:outline-level="3">Toelichting</text:h>
      <text:p text:style-name="P7">De virtuele controller ontvangt berichten via een topic volgens het SSC-32U 1 formaat. Hierbij kunnen alle servos worden bewogen met een ingestelde duur, door joint_state messages te publiceren naar TF2. De beweging is gevisualiseerd in Rviz en de meegegeven URDF-model is gebruikt. Alle servo’s hebben een maximale bewegingssnelheid en zullen niet reageren op berichten waarbij een <text:s/>pwm die buiten de grenzen (500-2500) ligt, is meegegeven.</text:p>
      <text:h text:style-name="Heading_20_2" text:outline-level="2">A.3. VIRTUEEL BEKERTJE</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6">ID</text:p>
            </table:table-cell>
            <table:table-cell table:style-name="Table3.A1" office:value-type="string">
              <text:p text:style-name="P16">Omschrijving</text:p>
            </table:table-cell>
            <table:table-cell table:style-name="Table3.A1" office:value-type="string">
              <text:p text:style-name="P16">Prio</text:p>
            </table:table-cell>
            <table:table-cell table:style-name="Table3.A1" office:value-type="string">
              <text:p text:style-name="P16">Gerealiseerd</text:p>
            </table:table-cell>
          </table:table-row>
        </table:table-header-rows>
        <table:table-row>
          <table:table-cell table:style-name="Table3.A1" office:value-type="string">
            <text:p text:style-name="P9">VC01</text:p>
          </table:table-cell>
          <table:table-cell table:style-name="Table3.A1" office:value-type="string">
            <text:p text:style-name="P9">Er kan op een willekeurige plek in de virtuele wereld een bekertje geplaatst worden.</text:p>
          </table:table-cell>
          <table:table-cell table:style-name="Table3.A1" office:value-type="string">
            <text:p text:style-name="P9">Should</text:p>
          </table:table-cell>
          <table:table-cell table:style-name="Table3.A1" office:value-type="string">
            <text:p text:style-name="P10">Nee</text:p>
          </table:table-cell>
        </table:table-row>
        <table:table-row>
          <table:table-cell table:style-name="Table3.A1" office:value-type="string">
            <text:p text:style-name="P9">VC02</text:p>
          </table:table-cell>
          <table:table-cell table:style-name="Table3.A1" office:value-type="string">
            <text:p text:style-name="P9">Publiceert een 3D-visualisatie van het bekertje voor Rviz.</text:p>
          </table:table-cell>
          <table:table-cell table:style-name="Table3.A1" office:value-type="string">
            <text:p text:style-name="P9">Must*</text:p>
          </table:table-cell>
          <table:table-cell table:style-name="Table3.A1" office:value-type="string">
            <text:p text:style-name="P10">Ja</text:p>
          </table:table-cell>
        </table:table-row>
        <table:table-row>
          <table:table-cell table:style-name="Table3.A1" office:value-type="string">
            <text:p text:style-name="P9">VC03</text:p>
          </table:table-cell>
          <table:table-cell table:style-name="Table3.A1" office:value-type="string">
            <text:p text:style-name="P9">Detecteert de relevante punten van de gripper.</text:p>
          </table:table-cell>
          <table:table-cell table:style-name="Table3.A1" office:value-type="string">
            <text:p text:style-name="P9">Should</text:p>
          </table:table-cell>
          <table:table-cell table:style-name="Table3.A1" office:value-type="string">
            <text:p text:style-name="P10">Nee</text:p>
          </table:table-cell>
        </table:table-row>
        <table:table-row>
          <table:table-cell table:style-name="Table3.A1" office:value-type="string">
            <text:p text:style-name="P9">VC04</text:p>
          </table:table-cell>
          <table:table-cell table:style-name="Table3.A1" office:value-type="string">
            <text:p text:style-name="P9">Visualiseert de gedetecteerde punten van de gripper.</text:p>
          </table:table-cell>
          <table:table-cell table:style-name="Table3.A1" office:value-type="string">
            <text:p text:style-name="P9">Could*</text:p>
          </table:table-cell>
          <table:table-cell table:style-name="Table3.A1" office:value-type="string">
            <text:p text:style-name="P10">Nee</text:p>
          </table:table-cell>
        </table:table-row>
        <table:table-row>
          <table:table-cell table:style-name="Table3.A1" office:value-type="string">
            <text:p text:style-name="P9">VC05</text:p>
          </table:table-cell>
          <table:table-cell table:style-name="Table3.A1" office:value-type="string">
            <text:p text:style-name="P9">Visualiseert wanneer de gripper het bekertje vastheeft.</text:p>
          </table:table-cell>
          <table:table-cell table:style-name="Table3.A1" office:value-type="string">
            <text:p text:style-name="P9">Should</text:p>
          </table:table-cell>
          <table:table-cell table:style-name="Table3.A1" office:value-type="string">
            <text:p text:style-name="P10">Nee</text:p>
          </table:table-cell>
        </table:table-row>
        <table:table-row>
          <table:table-cell table:style-name="Table3.A1" office:value-type="string">
            <text:p text:style-name="P9">VC06</text:p>
          </table:table-cell>
          <table:table-cell table:style-name="Table3.A1" office:value-type="string">
            <text:p text:style-name="P9">Het bekertje beweegt mee met de gripper (als hij vastgehouden wordt).</text:p>
          </table:table-cell>
          <table:table-cell table:style-name="Table3.A1" office:value-type="string">
            <text:p text:style-name="P9">Must</text:p>
          </table:table-cell>
          <table:table-cell table:style-name="Table3.A1" office:value-type="string">
            <text:p text:style-name="P10">Ja</text:p>
          </table:table-cell>
        </table:table-row>
        <table:table-row>
          <table:table-cell table:style-name="Table3.A1" office:value-type="string">
            <text:p text:style-name="P9">VC07</text:p>
          </table:table-cell>
          <table:table-cell table:style-name="Table3.A1" office:value-type="string">
            <text:p text:style-name="P9">Bekertje is onderhevig aan zwaartekracht wanneer losgelaten.</text:p>
          </table:table-cell>
          <table:table-cell table:style-name="Table3.A1" office:value-type="string">
            <text:p text:style-name="P9">Must</text:p>
          </table:table-cell>
          <table:table-cell table:style-name="Table3.A1" office:value-type="string">
            <text:p text:style-name="P10">Ja</text:p>
          </table:table-cell>
        </table:table-row>
        <table:table-row>
          <table:table-cell table:style-name="Table3.A1" office:value-type="string">
            <text:p text:style-name="P9">VC08</text:p>
          </table:table-cell>
          <table:table-cell table:style-name="Table3.A1" office:value-type="string">
            <text:p text:style-name="P9">Bekertje bepaalt en publiceert zijn positie.</text:p>
          </table:table-cell>
          <table:table-cell table:style-name="Table3.A1" office:value-type="string">
            <text:p text:style-name="P9">Must</text:p>
          </table:table-cell>
          <table:table-cell table:style-name="Table3.A1" office:value-type="string">
            <text:p text:style-name="P33">Ja</text:p>
          </table:table-cell>
        </table:table-row>
        <table:table-row>
          <table:table-cell table:style-name="Table3.A1" office:value-type="string">
            <text:p text:style-name="P9">VC09</text:p>
          </table:table-cell>
          <table:table-cell table:style-name="Table3.A1" office:value-type="string">
            <text:p text:style-name="P9">Bekertje bepaalt en publiceert zijn snelheid.</text:p>
          </table:table-cell>
          <table:table-cell table:style-name="Table3.A1" office:value-type="string">
            <text:p text:style-name="P9">Should</text:p>
          </table:table-cell>
          <table:table-cell table:style-name="Table3.A1" office:value-type="string">
            <text:p text:style-name="P10">Nee</text:p>
          </table:table-cell>
        </table:table-row>
        <table:table-row>
          <table:table-cell table:style-name="Table3.A1" office:value-type="string">
            <text:p text:style-name="P9">VC10</text:p>
          </table:table-cell>
          <table:table-cell table:style-name="Table3.A1" office:value-type="string">
            <text:p text:style-name="P9">Snelheid wordt getoond met rqt_plot.</text:p>
          </table:table-cell>
          <table:table-cell table:style-name="Table3.A1" office:value-type="string">
            <text:p text:style-name="P9">Could</text:p>
          </table:table-cell>
          <table:table-cell table:style-name="Table3.A1" office:value-type="string">
            <text:p text:style-name="P10">Nee</text:p>
          </table:table-cell>
        </table:table-row>
      </table:table>
      <text:h text:style-name="Heading_20_3" text:outline-level="3">Toelichting</text:h>
      <text:p text:style-name="P40">Het bekertje wordt 3D gevisualiseerd in Rviz met behulp van een .stl bestand. Wanneer de gripper volledig dicht is, dicht in de buurt van het bekertje, is het bekertje opgepakt en zal het meebewegen en meedraaien met de robotarm. Wanneer de gripper volledig open is, wordt het bekertje beinvloed door zwaartekracht en valt het recht omlaag. Tevens wordt de positie van het bekertje gepubliceerd op de topic /cup_pos</text:p>
      <text:h text:style-name="Heading_20_2" text:outline-level="2">A.4. DEMONSTRATIE-INFRASTRUCTUUR</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6">ID</text:p>
            </table:table-cell>
            <table:table-cell table:style-name="Table4.A1" office:value-type="string">
              <text:p text:style-name="P16">Omschrijving</text:p>
            </table:table-cell>
            <table:table-cell table:style-name="Table4.A1" office:value-type="string">
              <text:p text:style-name="P16">Prio</text:p>
            </table:table-cell>
            <table:table-cell table:style-name="Table4.A1" office:value-type="string">
              <text:p text:style-name="P16">Gerealiseerd</text:p>
            </table:table-cell>
          </table:table-row>
        </table:table-header-rows>
        <table:table-row>
          <table:table-cell table:style-name="Table4.A1" office:value-type="string">
            <text:p text:style-name="P9">DI01</text:p>
          </table:table-cell>
          <table:table-cell table:style-name="Table4.A1" office:value-type="string">
            <text:p text:style-name="P9">Een demoscript stuurt over de tijd een sequentie van commando’s naar de armcontroller.</text:p>
          </table:table-cell>
          <table:table-cell table:style-name="Table4.A1" office:value-type="string">
            <text:p text:style-name="P9">Must</text:p>
          </table:table-cell>
          <table:table-cell table:style-name="Table4.A1" office:value-type="string">
            <text:p text:style-name="P34">Ja</text:p>
          </table:table-cell>
        </table:table-row>
        <table:table-row>
          <table:table-cell table:style-name="Table4.A1" office:value-type="string">
            <text:p text:style-name="P9">DI02</text:p>
          </table:table-cell>
          <table:table-cell table:style-name="Table4.A1" office:value-type="string">
            <text:p text:style-name="P9">Locatie van het bekertje wordt in de roslaunch-configuratie bepaald.</text:p>
          </table:table-cell>
          <table:table-cell table:style-name="Table4.A1" office:value-type="string">
            <text:p text:style-name="P9">Could</text:p>
          </table:table-cell>
          <table:table-cell table:style-name="Table4.A1" office:value-type="string">
            <text:p text:style-name="P11">Nee</text:p>
          </table:table-cell>
        </table:table-row>
        <table:table-row>
          <table:table-cell table:style-name="Table4.A1" office:value-type="string">
            <text:p text:style-name="P9">DI03</text:p>
          </table:table-cell>
          <table:table-cell table:style-name="Table4.A1" office:value-type="string">
            <text:p text:style-name="P9">Locatie van de arm in de wereld wordt in de roslaunch-configuratie bepaald.</text:p>
          </table:table-cell>
          <table:table-cell table:style-name="Table4.A1" office:value-type="string">
            <text:p text:style-name="P9">Could</text:p>
          </table:table-cell>
          <table:table-cell table:style-name="Table4.A1" office:value-type="string">
            <text:p text:style-name="P11">Nee</text:p>
          </table:table-cell>
        </table:table-row>
      </table:table>
      <text:h text:style-name="Heading_20_3" text:outline-level="3"><text:soft-page-break/>Toelichting</text:h>
      <text:p text:style-name="P49"><text:span text:style-name="T13">Er is een demoscript aanwezig in de wor__worlds_simulatie directory genaamd demo.sh. Dit script publisht op de /robot_command topic berichten in het format van msg_srv/msg/RobotCommand naar de simulatie node (met de naam test_node). Het programma handelt de commandos af en zorgt ervoor dat de juiste joint_states worden gezet in TF2.</text:span></text:p>
      <text:h text:style-name="Heading_20_2" text:outline-level="2">A.5. GEBRUIKERSHANDLEIDING</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16">ID</text:p>
            </table:table-cell>
            <table:table-cell table:style-name="Table5.A1" office:value-type="string">
              <text:p text:style-name="P16">Omschrijving</text:p>
            </table:table-cell>
            <table:table-cell table:style-name="Table5.A1" office:value-type="string">
              <text:p text:style-name="P16">Prio</text:p>
            </table:table-cell>
            <table:table-cell table:style-name="Table5.A1" office:value-type="string">
              <text:p text:style-name="P16">Gerealiseerd</text:p>
            </table:table-cell>
          </table:table-row>
        </table:table-header-rows>
        <table:table-row>
          <table:table-cell table:style-name="Table5.A1" office:value-type="string">
            <text:p text:style-name="P9">DM01</text:p>
          </table:table-cell>
          <table:table-cell table:style-name="Table5.A1" office:value-type="string">
            <text:p text:style-name="P9">Beschrijft hoe de code gebouwd kan worden.</text:p>
          </table:table-cell>
          <table:table-cell table:style-name="Table5.A1" office:value-type="string">
            <text:p text:style-name="P9">Must</text:p>
          </table:table-cell>
          <table:table-cell table:style-name="Table5.A1" office:value-type="string">
            <text:p text:style-name="P12">Ja</text:p>
          </table:table-cell>
        </table:table-row>
        <table:table-row>
          <table:table-cell table:style-name="Table5.A1" office:value-type="string">
            <text:p text:style-name="P9">DM02</text:p>
          </table:table-cell>
          <table:table-cell table:style-name="Table5.A1" office:value-type="string">
            <text:p text:style-name="P9">Beschrijft stap voor stap hoe de arm bewogen kan worden middels enkele voorbeelden.</text:p>
          </table:table-cell>
          <table:table-cell table:style-name="Table5.A1" office:value-type="string">
            <text:p text:style-name="P9">Must</text:p>
          </table:table-cell>
          <table:table-cell table:style-name="Table5.A1" office:value-type="string">
            <text:p text:style-name="P12">Ja</text:p>
          </table:table-cell>
        </table:table-row>
        <table:table-row>
          <table:table-cell table:style-name="Table5.A1" office:value-type="string">
            <text:p text:style-name="P9">DM03</text:p>
          </table:table-cell>
          <table:table-cell table:style-name="Table5.A1" office:value-type="string">
            <text:p text:style-name="P9">Beschrijft welke eisen gerealiseerd zijn. En geeft hierbij een (korte) toelichting.</text:p>
          </table:table-cell>
          <table:table-cell table:style-name="Table5.A1" office:value-type="string">
            <text:p text:style-name="P9">Must</text:p>
          </table:table-cell>
          <table:table-cell table:style-name="Table5.A1" office:value-type="string">
            <text:p text:style-name="P35">Ja</text:p>
          </table:table-cell>
        </table:table-row>
      </table:table>
      <text:h text:style-name="P39" text:outline-level="3">Toelichting</text:h>
      <text:p text:style-name="P41">Dit document beschrijft hoe de code gebouwd kan worden met behulp van colcon build en geeft een aantal voorbeelden over hoe de robot wel en niet bewogen mag worden. Tevens is er in dit document ook beschreven welke eisen gerealiseerd zijn en zijn er toelichtingen aanwezig waarom dit zo is.</text:p>
      <text:h text:style-name="Heading_20_2" text:outline-level="2">A.6. ONTWERPDOCUMENTATIE</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6">ID</text:p>
            </table:table-cell>
            <table:table-cell table:style-name="Table6.A1" office:value-type="string">
              <text:p text:style-name="P16">Omschrijving</text:p>
            </table:table-cell>
            <table:table-cell table:style-name="Table6.A1" office:value-type="string">
              <text:p text:style-name="P16">Prio</text:p>
            </table:table-cell>
            <table:table-cell table:style-name="Table6.A1" office:value-type="string">
              <text:p text:style-name="P16">Gerealiseerd</text:p>
            </table:table-cell>
          </table:table-row>
        </table:table-header-rows>
        <table:table-row>
          <table:table-cell table:style-name="Table6.A1" office:value-type="string">
            <text:p text:style-name="P9">DD01</text:p>
          </table:table-cell>
          <table:table-cell table:style-name="Table6.A1" office:value-type="string">
            <text:p text:style-name="P9">Beschrijft de structuur van de package (Nodes, topics, messages, et cetera).</text:p>
          </table:table-cell>
          <table:table-cell table:style-name="Table6.A1" office:value-type="string">
            <text:p text:style-name="P9">Must</text:p>
          </table:table-cell>
          <table:table-cell table:style-name="Table6.A1" office:value-type="string">
            <text:p text:style-name="P13">NEE | FIXEN</text:p>
          </table:table-cell>
        </table:table-row>
        <table:table-row>
          <table:table-cell table:style-name="Table6.A1" office:value-type="string">
            <text:p text:style-name="P9">DD02</text:p>
          </table:table-cell>
          <table:table-cell table:style-name="Table6.A1" office:value-type="string">
            <text:p text:style-name="P9">Beschrijft de structuur en samenhang van de broncode (class-diagrams, beschrijving, et cetera).</text:p>
          </table:table-cell>
          <table:table-cell table:style-name="Table6.A1" office:value-type="string">
            <text:p text:style-name="P9">Must</text:p>
          </table:table-cell>
          <table:table-cell table:style-name="Table6.A1" office:value-type="string">
            <text:p text:style-name="P13">NEE | FIXEN</text:p>
          </table:table-cell>
        </table:table-row>
        <table:table-row>
          <table:table-cell table:style-name="Table6.A1" office:value-type="string">
            <text:p text:style-name="P9">DD03</text:p>
          </table:table-cell>
          <table:table-cell table:style-name="Table6.A1" office:value-type="string">
            <text:p text:style-name="P9">Beschrijft hoe het gedrag van alle belangrijke componenten gerealiseerd is.</text:p>
          </table:table-cell>
          <table:table-cell table:style-name="Table6.A1" office:value-type="string">
            <text:p text:style-name="P9">Could</text:p>
          </table:table-cell>
          <table:table-cell table:style-name="Table6.A1" office:value-type="string">
            <text:p text:style-name="P15">Nee</text:p>
          </table:table-cell>
        </table:table-row>
        <table:table-row>
          <table:table-cell table:style-name="Table6.A1" office:value-type="string">
            <text:p text:style-name="P9">DD04</text:p>
          </table:table-cell>
          <table:table-cell table:style-name="Table6.A1" office:value-type="string">
            <text:p text:style-name="P9">Beschrijft de API van alle publieke interfaces.</text:p>
          </table:table-cell>
          <table:table-cell table:style-name="Table6.A1" office:value-type="string">
            <text:p text:style-name="P9">Should</text:p>
          </table:table-cell>
          <table:table-cell table:style-name="Table6.A1" office:value-type="string">
            <text:p text:style-name="P13">Nee</text:p>
          </table:table-cell>
        </table:table-row>
      </table:table>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6T09:39:49.092083616</meta:creation-date>
    <dc:date>2023-10-26T16:12:46.697111668</dc:date>
    <meta:editing-duration>PT1H50M54S</meta:editing-duration>
    <meta:editing-cycles>45</meta:editing-cycles>
    <meta:generator>LibreOffice/7.5.3.2$Linux_X86_64 LibreOffice_project/50$Build-2</meta:generator>
    <meta:document-statistic meta:table-count="6" meta:image-count="0" meta:object-count="0" meta:page-count="6" meta:paragraph-count="218" meta:word-count="1657" meta:character-count="10178" meta:non-whitespace-character-count="8696"/>
  </office:meta>
</office:document-meta>
</file>